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10A0000004B03979B3D5F3B06E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Lucida Sans Unicode" svg:font-family="'Lucida Sans Unicode'"/>
    <style:font-face style:name="Times New Roman1" svg:font-family="'Times New Roman'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bottom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.106cm" svg:stroke-color="#33339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bbe0e3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a3a3e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9" style:family="graphic" style:parent-style-name="standard">
      <style:graphic-properties draw:stroke="solid" svg:stroke-width="0.071cm" svg:stroke-color="#7575d1" draw:stroke-linejoin="round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333399" draw:marker-start="msArrowOvalEnd_20_5" draw:marker-start-width="0.318cm" draw:marker-start-center="true" draw:marker-end="msArrowOvalEnd_20_5" draw:marker-end-width="0.318cm" draw:marker-end-center="tru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dash" draw:stroke-dash="Dashed_20__28_var_29__20_5" svg:stroke-width="0.071cm" svg:stroke-color="#000000" draw:stroke-linejoin="round" draw:fill="solid" draw:fill-color="#bbe0e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none" svg:stroke-width="0cm" draw:fill="solid" draw:fill-color="#d9d9d9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false" draw:fit-to-size="false" style:shrink-to-fit="false" fo:min-height="10.714cm" fo:min-width="21.50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solid" svg:stroke-width="0.044cm" svg:stroke-color="#ff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 style:list-style-name="L10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pr1" style:family="presentation" style:parent-style-name="Title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Blank_20_Slid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8" style:family="presentation" style:parent-style-name="Blank_20_Slide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5.055cm" style:use-optimal-column-width="false"/>
    </style:style>
    <style:style style:name="co2" style:family="table-column">
      <style:table-column-properties style:column-width="11.877cm" style:use-optimal-column-width="false"/>
    </style:style>
    <style:style style:name="ro1" style:family="table-row">
      <style:table-row-properties style:row-height="0.992cm" style:use-optimal-row-height="false"/>
    </style:style>
    <style:style style:name="ce1" style:family="table-cell">
      <loext:graphic-properties draw:fill="solid" draw:fill-color="#000000" draw:textarea-vertical-align="top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cccccc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7e7e7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style:paragraph-properties fo:margin-top="0cm" fo:margin-bottom="0cm" fo:line-height="100%" fo:text-align="center" style:writing-mode="lr-tb"/>
      <style:text-properties fo:font-size="18pt"/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18pt"/>
    </style:style>
    <style:style style:name="P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 style:writing-mode="lr-tb"/>
      <style:text-properties fo:font-size="18p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left="0cm" fo:margin-right="0cm" fo:margin-top="0.141cm" fo:margin-bottom="0cm" fo:line-height="150%" fo:text-align="start" fo:text-indent="0cm" style:writing-mode="lr-tb"/>
      <style:text-properties fo:font-size="18pt"/>
    </style:style>
    <style:style style:name="P8" style:family="paragraph">
      <style:paragraph-properties fo:margin-left="0cm" fo:margin-right="0cm" fo:margin-top="0.226cm" fo:margin-bottom="0cm" fo:line-height="9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9" style:family="paragraph">
      <style:paragraph-properties fo:margin-left="0cm" fo:margin-right="0cm" fo:margin-top="0.198cm" fo:margin-bottom="0cm" fo:line-height="150%" fo:text-align="start" fo:text-indent="0cm" style:writing-mode="lr-tb"/>
      <style:text-properties fo:font-size="18pt"/>
    </style:style>
    <style:style style:name="P10" style:family="paragraph">
      <style:paragraph-properties fo:margin-left="0cm" fo:margin-right="0cm" fo:margin-top="0.198cm" fo:margin-bottom="0cm" fo:line-height="150%" fo:text-align="start" fo:text-indent="0cm" style:writing-mode="lr-tb"/>
      <style:text-properties fo:font-size="18pt" fo:hyphenate="false" loext:hyphenation-no-caps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style:paragraph-properties fo:margin-top="0cm" fo:margin-bottom="0cm" fo:line-height="100%" fo:text-align="start" style:writing-mode="lr-tb">
        <style:tab-stops>
          <style:tab-stop style:position="0cm"/>
        </style:tab-stops>
      </style:paragraph-properties>
      <style:text-properties fo:font-size="18pt"/>
    </style:style>
    <style:style style:name="P13" style:family="paragraph">
      <loext:graphic-properties draw:fill="solid" draw:fill-color="#bbe0e3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="solid" draw:fill-color="#a3a3e0"/>
      <style:paragraph-properties fo:text-align="start"/>
      <style:text-properties fo:font-size="18pt"/>
    </style:style>
    <style:style style:name="P15" style:family="paragraph">
      <style:paragraph-properties fo:margin-top="0cm" fo:margin-bottom="0cm" fo:line-height="100%" fo:text-align="end" style:writing-mode="lr-tb"/>
      <style:text-properties fo:font-size="18pt"/>
    </style:style>
    <style:style style:name="P16" style:family="paragraph">
      <loext:graphic-properties draw:fill="solid" draw:fill-color="#bbe0e3"/>
      <style:paragraph-properties fo:text-align="start"/>
      <style:text-properties fo:font-size="18pt"/>
    </style:style>
    <style:style style:name="P17" style:family="paragraph">
      <loext:graphic-properties draw:fill="solid" draw:fill-color="#d9d9d9"/>
      <style:paragraph-properties fo:text-align="start" style:writing-mode="lr-tb" style:font-independent-line-spacing="true"/>
      <style:text-properties fo:font-size="18pt"/>
    </style:style>
    <style:style style:name="P18" style:family="paragraph">
      <style:paragraph-properties fo:margin-top="0cm" fo:margin-bottom="0cm" fo:line-height="100%" fo:text-align="start"/>
    </style:style>
    <style:style style:name="P19" style:family="paragraph">
      <style:paragraph-properties fo:margin-left="0cm" fo:margin-right="0cm" fo:margin-top="0.198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0" style:family="paragraph">
      <loext:graphic-properties draw:fill="none"/>
      <style:paragraph-properties fo:margin-left="0cm" fo:margin-right="0cm" fo:margin-top="0.198cm" fo:margin-bottom="0cm" fo:line-height="150%" fo:text-align="start" fo:text-indent="0cm" style:writing-mode="lr-tb" style:font-independent-line-spacing="true"/>
      <style:text-properties fo:font-size="18pt"/>
    </style:style>
    <style:style style:name="P21" style:family="paragraph">
      <loext:graphic-properties draw:fill-color="#ffffff"/>
      <style:paragraph-properties style:writing-mode="lr-tb"/>
    </style:style>
    <style:style style:name="P22" style:family="paragraph">
      <style:paragraph-properties fo:margin-top="0cm" fo:margin-bottom="0cm" fo:line-height="100%" fo:text-align="start" style:writing-mode="lr-tb"/>
      <style:text-properties fo:font-size="28pt" style:font-size-asian="28pt" style:font-size-complex="28pt"/>
    </style:style>
    <style:style style:name="P23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24" style:family="paragraph">
      <style:paragraph-properties fo:margin-left="0cm" fo:margin-right="0cm" fo:margin-top="0.169cm" fo:margin-bottom="0cm" fo:line-height="150%" fo:text-align="start" fo:text-indent="0cm" style:writing-mode="lr-tb"/>
      <style:text-properties fo:font-size="18pt"/>
    </style:style>
    <style:style style:name="P25" style:family="paragraph">
      <style:paragraph-properties fo:margin-left="0cm" fo:margin-right="0cm" fo:margin-top="0.113cm" fo:margin-bottom="0cm" fo:line-height="150%" fo:text-align="start" fo:text-indent="0cm" style:writing-mode="lr-tb"/>
      <style:text-properties fo:font-size="18pt"/>
    </style:style>
    <style:style style:name="P26" style:family="paragraph">
      <style:paragraph-properties fo:margin-left="1.5cm" fo:margin-right="0cm" fo:margin-top="0.113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7" style:family="paragraph">
      <style:paragraph-properties fo:margin-left="0.5cm" fo:margin-right="0cm" fo:margin-top="0.113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8" style:family="paragraph">
      <style:paragraph-properties fo:margin-left="2.54cm" fo:margin-right="0cm" fo:margin-top="0.198cm" fo:margin-bottom="0cm" fo:line-height="150%" fo:text-align="start" fo:text-indent="0cm" style:writing-mode="lr-tb">
        <style:tab-stops>
          <style:tab-stop style:position="0cm"/>
        </style:tab-stops>
      </style:paragraph-properties>
      <style:text-properties fo:font-size="18pt"/>
    </style:style>
    <style:style style:name="P29" style:family="paragraph">
      <style:paragraph-properties fo:margin-top="0cm" fo:margin-bottom="0cm" fo:line-height="100%" fo:text-align="start" style:writing-mode="lr-tb"/>
      <style:text-properties fo:font-size="15pt" style:font-size-asian="15pt" style:font-size-complex="15pt"/>
    </style:style>
    <style:style style:name="P30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Lucida Sans Unicode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italic" style:text-underline-style="none" fo:font-weight="normal" style:font-name-asian="ＭＳ Ｐゴシック1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name-asian="ＭＳ Ｐゴシック1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italic" style:text-underline-style="none" fo:font-weight="normal" style:font-name-asian="ＭＳ Ｐゴシック1" style:font-size-asian="22pt" style:font-style-asian="italic" style:font-weight-asian="normal" style:font-size-complex="22pt" style:font-style-complex="italic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ize="18pt" fo:letter-spacing="normal" fo:language="en" fo:country="CA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16pt" fo:letter-spacing="normal" fo:language="en" fo:country="CA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CA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CA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US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DejaVu Sans2" style:font-size-asian="11pt" style:font-style-asian="normal" style:font-weight-asian="normal" style:font-name-complex="Courier New" style:font-size-complex="11pt" style:language-complex="hi" style:country-complex="IN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ourier New" fo:font-size="20pt" fo:letter-spacing="normal" fo:language="nl" fo:country="NL" fo:font-style="normal" style:text-underline-style="none" fo:font-weight="normal" style:font-name-asian="DejaVu Sans2" style:font-size-asian="20pt" style:font-style-asian="normal" style:font-weight-asian="normal" style:font-name-complex="DejaVu Sans2" style:font-size-complex="20pt" style:language-complex="hi" style:country-complex="IN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font-name-asian="ＭＳ Ｐゴシック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2pt" fo:letter-spacing="normal" fo:language="en" fo:country="US" fo:font-style="normal" style:text-underline-style="none" fo:font-weight="normal" style:font-name-asian="ＭＳ Ｐゴシック1" style:font-size-asian="22pt" style:font-style-asian="normal" style:font-weight-asian="normal" style:font-name-complex="DejaVu Sans2" style:font-size-complex="2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19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language="en" fo:country="CA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CA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1" fo:font-size="16pt" fo:letter-spacing="normal" fo:language="en" fo:country="CA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Times New Roman1" fo:font-size="28pt" fo:letter-spacing="normal" fo:language="en" fo:country="CA" fo:font-style="italic" style:text-underline-style="none" fo:font-weight="normal" style:font-name-asian="DejaVu Sans2" style:font-size-asian="28pt" style:font-style-asian="italic" style:font-weight-asian="normal" style:font-name-complex="DejaVu Sans2" style:font-size-complex="2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language="en" fo:country="CA" fo:font-style="normal" style:text-underline-style="none" fo:font-weight="normal" style:font-name-asian="ＭＳ Ｐゴシック1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en" fo:country="CA" fo:font-style="normal" style:text-underline-style="none" fo:font-weight="normal" style:font-name-asian="ＭＳ Ｐゴシック1" style:font-size-asian="36pt" style:font-style-asian="normal" style:font-weight-asian="normal" style:font-size-complex="36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font-name-asian="ＭＳ Ｐゴシック1" style:font-size-asian="28pt" style:font-style-asian="normal" style:font-weight-asian="normal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italic" style:text-underline-style="none" fo:font-weight="bold" style:font-name-asian="ＭＳ Ｐゴシック1" style:font-size-asian="16pt" style:font-style-asian="italic" style:font-weight-asian="bold" style:font-size-complex="16pt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italic" style:text-underline-style="none" fo:font-weight="normal" style:font-name-asian="ＭＳ Ｐゴシック1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language="nl" fo:country="NL" fo:font-style="normal" style:text-underline-style="none" fo:font-weight="normal" style:font-name-asian="DejaVu Sans2" style:font-size-asian="16pt" style:font-style-asian="normal" style:font-weight-asian="normal" style:font-name-complex="DejaVu Sans2" style:font-size-complex="16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en" fo:country="CA" fo:font-style="normal" style:text-underline-style="none" fo:font-weight="bold" style:font-name-asian="DejaVu Sans2" style:font-size-asian="18pt" style:font-style-asian="normal" style:font-weight-asian="bold" style:font-name-complex="DejaVu Sans2" style:font-size-complex="18pt" style:font-style-complex="normal" style:font-weight-complex="bold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normal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en" fo:country="CA" fo:font-style="normal" style:text-underline-style="none" fo:font-weight="bold" style:font-name-asian="DejaVu Sans2" style:font-size-asian="14pt" style:font-style-asian="normal" style:font-weight-asian="bold" style:font-name-complex="DejaVu Sans2" style:font-size-complex="1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CA" fo:font-style="italic" style:text-underline-style="none" fo:font-weight="normal" style:font-name-asian="ＭＳ Ｐゴシック1" style:font-size-asian="28pt" style:font-style-asian="italic" style:font-weight-asian="normal" style:font-name-complex="DejaVu Sans2" style:font-size-complex="28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2cm" text:min-label-width="0.951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2cm" text:min-label-width="0.951cm"/>
        <style:text-properties fo:font-family="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1.5cm" text:min-label-width="0.951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5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2cm" text:min-label-width="0.951cm"/>
        <style:text-properties fo:font-family="OpenSymbol" style:font-charset="x-symbol" fo:color="#000000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002cm" text:min-label-width="0.951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">
        <style:list-level-properties text:space-before="0.002cm" text:min-label-width="0.951cm"/>
        <style:text-properties fo:font-family="Symbol" fo:color="#000000" fo:font-size="100%"/>
      </text:list-level-style-bullet>
      <text:list-level-style-bullet text:level="2" text:bullet-char="">
        <style:list-level-properties text:space-before="1.272cm" text:min-label-width="0.792cm"/>
        <style:text-properties fo:font-family="Symbo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">
        <style:list-level-properties text:space-before="0.002cm" text:min-label-width="0.951cm"/>
        <style:text-properties fo:font-family="Symbol" fo:color="#000000" fo:font-size="100%"/>
      </text:list-level-style-bullet>
      <text:list-level-style-bullet text:level="2" text:bullet-char="">
        <style:list-level-properties text:space-before="1.272cm" text:min-label-width="0.792cm"/>
        <style:text-properties fo:font-family="Symbol" fo:color="#000000" fo:font-size="100%"/>
      </text:list-level-style-bullet>
      <text:list-level-style-bullet text:level="3" text:bullet-char="">
        <style:list-level-properties text:space-before="2.542cm" text:min-label-width="0.633cm"/>
        <style:text-properties fo:font-family="Symbol" fo:color="#000000" fo:font-size="10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21.588cm" svg:height="4.081cm" svg:x="1.905cm" svg:y="5.918cm">
          <text:p text:style-name="P1"><text:span text:style-name="T1">NF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3" draw:layer="layout" svg:width="17.778cm" svg:height="4.866cm" svg:x="3.81cm" svg:y="10.7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1" presentation:class="page"/>
          <draw:frame draw:name="PlaceHolder 3" presentation:style-name="pr1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draw:custom-shape draw:name="TextShape 1" draw:style-name="gr1" draw:text-style-name="P5" draw:layer="layout" svg:width="22.858cm" svg:height="3.173cm" svg:x="1.27cm" svg:y="0.763cm">
          <text:p text:style-name="P4"><text:span text:style-name="T1">NFS – </text:span><text:span text:style-name="T1">Netw</text:span><text:span text:style-name="T1">ork </text:span><text:span text:style-name="T1">File </text:span><text:span text:style-name="T1">Syste</text:span><text:span text:style-name="T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3.13cm" svg:height="13.333cm" svg:x="2.069cm" svg:y="3.2cm">
          <text:list text:style-name="L2">
            <text:list-item>
              <text:p text:style-name="P7"><text:span text:style-name="T3">Simple </text:span><text:span text:style-name="T3">system for </text:span><text:span text:style-name="T3">remote </text:span><text:span text:style-name="T3">access to </text:span><text:span text:style-name="T3">a server’s </text:span><text:span text:style-name="T3">file system</text:span></text:p>
            </text:list-item>
            <text:list-item>
              <text:p text:style-name="P7"><text:span text:style-name="T3">Created in </text:span><text:span text:style-name="T3">1984 by </text:span><text:span text:style-name="T3">Bill Joy of </text:span><text:span text:style-name="T3">Sun </text:span><text:span text:style-name="T3">Microsyste</text:span><text:span text:style-name="T3">ms</text:span></text:p>
            </text:list-item>
            <text:list-item>
              <text:p text:style-name="P7"><text:span text:style-name="T3">Tightly </text:span><text:span text:style-name="T3">bound to </text:span><text:span text:style-name="T3">the </text:span><text:span text:style-name="T3">Lunix/Unix </text:span><text:span text:style-name="T3">permission</text:span><text:span text:style-name="T3">s model </text:span><text:span text:style-name="T3"><text:line-break/></text:span><text:span text:style-name="T3"> <text:s text:c="4"/>– </text:span><text:span text:style-name="T4">for </text:span><text:span text:style-name="T4">better or </text:span><text:span text:style-name="T4">worse</text:span></text:p>
            </text:list-item>
            <text:list-item>
              <text:p text:style-name="P7"><text:span text:style-name="T3">Allows one </text:span><text:span text:style-name="T3">system to </text:span><text:span text:style-name="T3">use and </text:span><text:span text:style-name="T3">other’s </text:span><text:span text:style-name="T3">storage </text:span><text:span text:style-name="T3">‘like it was </text:span><text:span text:style-name="T3">local’</text:span></text:p>
            </text:list-item>
          </text:list>
          <text:p text:style-name="P8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2" presentation:class="page"/>
          <draw:frame draw:name="PlaceHolder 3" presentation:style-name="pr2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_20_Slide">
        <draw:custom-shape draw:name="TextShape 1" draw:style-name="gr1" draw:text-style-name="P5" draw:layer="layout" svg:width="22.858cm" svg:height="3.173cm" svg:x="1.27cm" svg:y="0.763cm">
          <text:p text:style-name="P4"><text:span text:style-name="T1">NFS – </text:span><text:span text:style-name="T1">Netw</text:span><text:span text:style-name="T1">ork </text:span><text:span text:style-name="T1">File </text:span><text:span text:style-name="T1">Syste</text:span><text:span text:style-name="T1">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3.14cm" svg:height="10.158cm" svg:x="1.7cm" svg:y="3.851cm">
          <text:list text:style-name="L3">
            <text:list-item>
              <text:p text:style-name="P9"><text:span text:style-name="T5">Servers </text:span><text:span text:style-name="T5">and </text:span><text:span text:style-name="T5">Clients</text:span></text:p>
            </text:list-item>
          </text:list>
          <text:list text:style-name="L4">
            <text:list-item>
              <text:p text:style-name="P10"><text:span text:style-name="T6">Serv</text:span><text:span text:style-name="T6">ers </text:span><text:span text:style-name="T7">expo</text:span><text:span text:style-name="T7">rt </text:span><text:span text:style-name="T6"><text:s/>a </text:span><text:span text:style-name="T6">porti</text:span><text:span text:style-name="T6">on of </text:span><text:span text:style-name="T6">their </text:span><text:span text:style-name="T6">file </text:span><text:span text:style-name="T6">syste</text:span><text:span text:style-name="T6">m </text:span><text:span text:style-name="T6">tree</text:span></text:p>
            </text:list-item>
            <text:list-item>
              <text:p text:style-name="P10"><text:span text:style-name="T6">Clien</text:span><text:span text:style-name="T6">ts </text:span><text:span text:style-name="T7">mou</text:span><text:span text:style-name="T7">nt</text:span><text:span text:style-name="T6"> </text:span><text:span text:style-name="T6">what </text:span><text:span text:style-name="T6">the </text:span><text:span text:style-name="T6">serv</text:span><text:span text:style-name="T6">er </text:span><text:span text:style-name="T6">has </text:span><text:span text:style-name="T6">expo</text:span><text:span text:style-name="T6">rte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3" presentation:class="page"/>
          <draw:frame draw:name="PlaceHolder 3" presentation:style-name="pr3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_20_Slide">
        <draw:line draw:name="Line 1" draw:style-name="gr5" draw:text-style-name="P11" draw:layer="layout" svg:x1="16.693cm" svg:y1="9.246cm" svg:x2="16.693cm" svg:y2="8.353cm">
          <text:p/>
        </draw:line>
        <draw:line draw:name="Line 2" draw:style-name="gr5" draw:text-style-name="P11" draw:layer="layout" svg:x1="8.216cm" svg:y1="9.246cm" svg:x2="8.216cm" svg:y2="8.353cm">
          <text:p/>
        </draw:line>
        <draw:custom-shape draw:name="TextShape 3" draw:style-name="gr1" draw:text-style-name="P5" draw:layer="layout" svg:width="22.858cm" svg:height="3.173cm" svg:x="0.441cm" svg:y="0.526cm">
          <text:p text:style-name="P4"><text:span text:style-name="T8">How we </text:span><text:span text:style-name="T8">will use </text:span><text:span text:style-name="T8">NFS in </text:span><text:span text:style-name="T8">the </text:span><text:span text:style-name="T8">lab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6" draw:text-style-name="P13" draw:layer="layout" svg:width="4.789cm" svg:height="4.421cm" svg:x="6.373cm" svg:y="4.102cm">
          <text:p text:style-name="P12"><text:span text:style-name="T9">s01</text:span></text:p>
          <text:p text:style-name="P12"><text:span text:style-name="T10"><text:s/></text:span><text:span text:style-name="T10">-nfs server</text:span></text:p>
          <text:p text:style-name="P12"><text:span text:style-name="T10">- Exports /sh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6" draw:text-style-name="P13" draw:layer="layout" svg:width="5.158cm" svg:height="4.421cm" svg:x="15.219cm" svg:y="4.087cm">
          <text:p text:style-name="P12"><text:span text:style-name="T9">w01</text:span></text:p>
          <text:p text:style-name="P12"><text:span text:style-name="T10"><text:s/></text:span><text:span text:style-name="T10">-nfs client</text:span></text:p>
          <text:p text:style-name="P12"><text:span text:style-name="T10">- Mounts s01:/share</text:span></text:p>
          <text:p text:style-name="P12"><text:span text:style-name="T1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7" draw:text-style-name="P14" draw:layer="layout" svg:width="4.236cm" svg:height="4.053cm" svg:x="2.135cm" svg:y="9.246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7" draw:style-name="gr8" draw:text-style-name="P5" draw:layer="layout" svg:width="2.26cm" svg:height="1.011cm" svg:x="2.556cm" svg:y="10.827cm">
          <text:p text:style-name="P15"><text:span text:style-name="T12">/sh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9" draw:text-style-name="P16" draw:layer="layout" svg:width="2.931cm" svg:height="2.117cm" draw:transform="rotate (-1.5707963267949) translate (6.368cm 6.309cm)">
          <text:p/>
          <draw:enhanced-geometry draw:mirror-horizontal="tru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line draw:name="Line 9" draw:style-name="gr10" draw:text-style-name="P11" draw:layer="layout" svg:x1="7.294cm" svg:y1="9.246cm" svg:x2="17.798cm" svg:y2="9.246cm">
          <text:p/>
        </draw:line>
        <draw:custom-shape draw:name="CustomShape 10" draw:style-name="gr11" draw:text-style-name="P11" draw:layer="layout" svg:width="4.236cm" svg:height="4.053cm" svg:x="19.047cm" svg:y="9.246cm">
          <text:p/>
          <draw:enhanced-geometry draw:mirror-horizontal="false" draw:mirror-vertical="false" svg:viewBox="0 0 0 0" drawooo:sub-view-size="6 6 6 6 6 6" draw:text-areas="0 ?f2 ?f5 ?f0" draw:type="ooxml-flowChartMagneticDisk" draw:enhanced-path="M 0 1 L 6 5 Z S N M 6 1 F N M 0 1 L 6 5 Z F N" drawooo:enhanced-path="M 0 1 G 3 1 ?f6 ?f7 L 6 5 G 3 1 ?f8 ?f9 Z S N M 6 1 G 3 1 ?f10 ?f11 F N M 0 1 G 3 1 ?f12 ?f13 L 6 5 G 3 1 ?f14 ?f15 Z F N">
            <draw:equation draw:name="f0" draw:formula="logheight*5/6"/>
            <draw:equation draw:name="f1" draw:formula="logwidth/2"/>
            <draw:equation draw:name="f2" draw:formula="logheight/3"/>
            <draw:equation draw:name="f3" draw:formula="logheight/2"/>
            <draw:equation draw:name="f4" draw:formula="logheight"/>
            <draw:equation draw:name="f5" draw:formula="logwidth"/>
            <draw:equation draw:name="f6" draw:formula="(10800000)/60000.0"/>
            <draw:equation draw:name="f7" draw:formula="(10800000)/60000.0"/>
            <draw:equation draw:name="f8" draw:formula="(0)/60000.0"/>
            <draw:equation draw:name="f9" draw:formula="(10800000)/60000.0"/>
            <draw:equation draw:name="f10" draw:formula="(0)/60000.0"/>
            <draw:equation draw:name="f11" draw:formula="(10800000)/60000.0"/>
            <draw:equation draw:name="f12" draw:formula="(10800000)/60000.0"/>
            <draw:equation draw:name="f13" draw:formula="(10800000)/60000.0"/>
            <draw:equation draw:name="f14" draw:formula="(0)/60000.0"/>
            <draw:equation draw:name="f15" draw:formula="(10800000)/60000.0"/>
          </draw:enhanced-geometry>
        </draw:custom-shape>
        <draw:custom-shape draw:name="CustomShape 11" draw:style-name="gr12" draw:text-style-name="P16" draw:layer="layout" svg:width="2.947cm" svg:height="0.785cm" draw:transform="rotate (-1.5707963267949) translate (21.166cm 6.294cm)">
          <text:p/>
          <draw:enhanced-geometry draw:mirror-horizontal="false" draw:mirror-vertical="tru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8" draw:text-style-name="P5" draw:layer="layout" svg:width="2.26cm" svg:height="1.011cm" svg:x="19.642cm" svg:y="10.978cm">
          <text:p text:style-name="P15"><text:span text:style-name="T12">/sha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4" presentation:class="page"/>
          <draw:frame draw:name="PlaceHolder 3" presentation:style-name="pr4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_20_Slide">
        <draw:custom-shape draw:name="TextShape 1" draw:style-name="gr1" draw:text-style-name="P5" draw:layer="layout" svg:width="22.858cm" svg:height="2.538cm" svg:x="1.058cm" svg:y="1.058cm">
          <text:p text:style-name="P4"><text:span text:style-name="T13">How do we tell s01 what to sha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1.001cm" svg:height="10.581cm" svg:x="2.998cm" svg:y="3.598cm">
          <text:list text:style-name="L3">
            <text:list-item>
              <text:p text:style-name="P9"><text:span text:style-name="T5">/etc/exports</text:span></text:p>
            </text:list-item>
          </text:list>
          <text:list text:style-name="L5">
            <text:list-item>
              <text:p text:style-name="P10"><text:span text:style-name="T6">Text file</text:span></text:p>
            </text:list-item>
            <text:list-item>
              <text:p text:style-name="P10"><text:span text:style-name="T6">Lists directories to be shared</text:span></text:p>
            </text:list-item>
            <text:list-item>
              <text:p text:style-name="P10"><text:span text:style-name="T6">Tells NFS which systems can access the share</text:span></text:p>
            </text:list-item>
            <text:list-item>
              <text:p text:style-name="P10"><text:span text:style-name="T6">Tells NFS how “much” to sha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5" presentation:class="page"/>
          <draw:frame draw:name="PlaceHolder 3" presentation:style-name="pr5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_20_Slide">
        <draw:custom-shape draw:name="TextShape 1" draw:style-name="gr1" draw:text-style-name="P5" draw:layer="layout" svg:width="22.858cm" svg:height="2.538cm" svg:x="1.058cm" svg:y="1.058cm">
          <text:p text:style-name="P4"><text:span text:style-name="T13">/etc/export 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7" draw:layer="layout" svg:width="12.174cm" svg:height="1.097cm" svg:x="5.881cm" svg:y="6.806cm">
          <text:p text:style-name="P4"><text:span text:style-name="T14">﻿</text:span><text:span text:style-name="T15">/shares/foo w01(ro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7" draw:layer="layout" svg:width="12.174cm" svg:height="1.097cm" svg:x="5.929cm" svg:y="10.563cm">
          <text:p text:style-name="P4"><text:span text:style-name="T14">﻿</text:span><text:span text:style-name="T15">/shares/bar w02(rw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" draw:text-style-name="P5" draw:layer="layout" svg:width="22.858cm" svg:height="2.538cm" svg:x="2.433cm" svg:y="5.08cm">
          <text:p text:style-name="P4"><text:span text:style-name="T16">Export /shares/foo in read only mode to w0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" draw:text-style-name="P5" draw:layer="layout" svg:width="22.858cm" svg:height="2.538cm" svg:x="2.468cm" svg:y="9.134cm">
          <text:p text:style-name="P4"><text:span text:style-name="T17">Export /shares/bar in read/write only mode to w02</text:span><text:span text:style-name="T18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6" presentation:class="page"/>
          <draw:frame draw:name="PlaceHolder 3" presentation:style-name="pr6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_20_Slide">
        <draw:custom-shape draw:name="TextShape 1" draw:style-name="gr1" draw:text-style-name="P5" draw:layer="layout" svg:width="22.858cm" svg:height="2.538cm" svg:x="1.058cm" svg:y="1.058cm">
          <text:p text:style-name="P4"><text:span text:style-name="T13">Some export op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2" draw:style-name="standard" draw:layer="layout" svg:width="16.931cm" svg:height="5.951cm" svg:x="4.022cm" svg:y="4.89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8"><text:span text:style-name="T19">Option</text:span></text:p>
              </table:table-cell>
              <table:table-cell>
                <text:p text:style-name="P18"><text:span text:style-name="T19">Description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0">ro</text:span></text:p>
              </table:table-cell>
              <table:table-cell>
                <text:p text:style-name="P18"><text:span text:style-name="T20">Read only</text:span></text:p>
              </table:table-cell>
            </table:table-row>
            <table:table-row table:style-name="ro1" table:default-cell-style-name="ce3">
              <table:table-cell>
                <text:p text:style-name="P18"><text:span text:style-name="T20">rw</text:span></text:p>
              </table:table-cell>
              <table:table-cell>
                <text:p text:style-name="P18"><text:span text:style-name="T20">Read/Write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0">root_squash</text:span></text:p>
              </table:table-cell>
              <table:table-cell>
                <text:p text:style-name="P18"><text:span text:style-name="T20">Map remote root to nfsnobody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1">no_root_squash</text:span></text:p>
              </table:table-cell>
              <table:table-cell>
                <text:p text:style-name="P18"><text:span text:style-name="T21">Allow remote root access</text:span></text:p>
              </table:table-cell>
            </table:table-row>
            <table:table-row table:style-name="ro1" table:default-cell-style-name="ce2">
              <table:table-cell>
                <text:p text:style-name="P18"><text:span text:style-name="T20">all_squash</text:span></text:p>
              </table:table-cell>
              <table:table-cell>
                <text:p text:style-name="P18"><text:span text:style-name="T20">Map all remote users to nfsnobody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ustomShape 3" draw:style-name="gr8" draw:text-style-name="P5" draw:layer="layout" svg:width="18.6cm" svg:height="1.435cm" svg:x="2.831cm" svg:y="12.935cm">
          <text:p text:style-name="P15"><text:span text:style-name="T22">What’s this squashing and why should I care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TextShape 1" draw:style-name="gr3" draw:text-style-name="P5" draw:layer="layout" svg:width="8.253cm" svg:height="1.268cm" svg:x="10.791cm" svg:y="24.126cm">
            <text:p text:style-name="P4"><text:span text:style-name="T2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page-thumbnail draw:name="PlaceHolder 2" draw:style-name="gr4" draw:layer="layout" svg:width="12.698cm" svg:height="9.523cm" svg:x="3.175cm" svg:y="1.905cm" draw:page-number="7" presentation:class="page"/>
          <draw:frame draw:name="PlaceHolder 3" presentation:style-name="pr7" draw:text-style-name="P6" draw:layer="layout" svg:width="15.238cm" svg:height="11.428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_20_Slide">
        <draw:custom-shape draw:name="TextShape 1" draw:style-name="gr1" draw:text-style-name="P5" draw:layer="layout" svg:width="22.858cm" svg:height="3.173cm" svg:x="1.27cm" svg:y="0.763cm">
          <text:p text:style-name="P4"><text:span text:style-name="T23">NFS Security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20" draw:layer="layout" svg:width="22cm" svg:height="10.963cm" svg:x="1.8cm" svg:y="3.851cm">
          <text:list text:style-name="L3">
            <text:list-item>
              <text:p text:style-name="P9"><text:span text:style-name="T3">Simple extension of basic UID based model across the network</text:span></text:p>
            </text:list-item>
            <text:list-item>
              <text:p text:style-name="P9"><text:span text:style-name="T3">Access is controlled at the Node level (IP Addr)</text:span></text:p>
            </text:list-item>
          </text:list>
          <text:list text:style-name="L6">
            <text:list-item>
              <text:p text:style-name="P10"><text:span text:style-name="T3">If you allow one user from w01 your allow </text:span><text:span text:style-name="T4">almost</text:span><text:span text:style-name="T3"> everyone from w01</text:span></text:p>
            </text:list-item>
            <text:list-item>
              <text:p text:style-name="P10"><text:span text:style-name="T3">What about root on w01???</text:span></text:p>
            </text:list-item>
          </text:list>
          <text:p text:style-name="P19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8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TextShape 1" draw:style-name="gr1" draw:text-style-name="P23" draw:layer="layout" svg:width="22.858cm" svg:height="3.173cm" svg:x="1.27cm" svg:y="0.763cm">
          <text:p text:style-name="P22"><text:span text:style-name="T24">NFS Security Model - Implica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223cm" svg:height="8.423cm" svg:x="2.117cm" svg:y="3.851cm">
          <text:list text:style-name="L2">
            <text:list-item>
              <text:p text:style-name="P9"><text:span text:style-name="T6">UID numbers should be consistent across all nodes</text:span></text:p>
            </text:list-item>
            <text:list-item>
              <text:p text:style-name="P9"><text:span text:style-name="T6">Be careful with root access (this is why we squash)</text:span></text:p>
            </text:list-item>
            <text:list-item>
              <text:p text:style-name="P9"><text:span text:style-name="T6">Susceptible to IP spoofing</text:span></text:p>
            </text:list-item>
          </text:list>
          <text:p text:style-name="P19"><text:span text:style-name="T2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9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TextShape 1" draw:style-name="gr1" draw:text-style-name="P5" draw:layer="layout" svg:width="22.858cm" svg:height="3.173cm" svg:x="1.27cm" svg:y="0.763cm">
          <text:p text:style-name="P4"><text:span text:style-name="T23">NFS Version 3 vs Version 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5" draw:layer="layout" svg:width="22.858cm" svg:height="11.935cm" svg:x="1.27cm" svg:y="3.938cm">
          <text:p text:style-name="P24"><text:span text:style-name="T26">Version 3 (and below) uses UID and only UID</text:span></text:p>
          <text:list text:style-name="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3">Allows files to be created with UID not in /etc/passwd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4"><text:span text:style-name="T26">Version 4 uses a combination of ‘user@domain’ and UID </text:span></text:p>
          <text:list text:style-name="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3">Modifies incoming UID to ‘best’ matc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9">
            <text:list-item>
              <text:list>
                <text:list-item>
                  <text:list>
                    <text:list-item>
                      <text:p text:style-name="P25"><text:span text:style-name="T27">Username not on system -&gt; nobody</text:span></text:p>
                    </text:list-item>
                    <text:list-item>
                      <text:p text:style-name="P25"><text:span text:style-name="T27">Username on systems -&gt; local UID</text:span></text:p>
                    </text:list-item>
                  </text:list>
                </text:list-item>
              </text:list>
            </text:list-item>
          </text:list>
          <text:p text:style-name="P26"><text:span text:style-name="T28"/></text:p>
          <text:p text:style-name="P27"><text:span text:style-name="T29">This can be very confusing...</text:span></text:p>
          <text:p text:style-name="P27"><text:span text:style-name="T28">When using NFS, make sure UID/UserNames pairs are consistent</text:span><text:span text:style-name="T29">.</text:span></text:p>
          <text:p text:style-name="P28"><text:span text:style-name="T2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10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TextShape 1" draw:style-name="gr1" draw:text-style-name="P5" draw:layer="layout" svg:width="22.858cm" svg:height="3.173cm" svg:x="1.058cm" svg:y="0.758cm">
          <text:p text:style-name="P4"><text:span text:style-name="T23">Client Configu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3" draw:text-style-name="P17" draw:layer="layout" svg:width="17.566cm" svg:height="0.926cm" svg:x="3.81cm" svg:y="5.423cm">
          <text:p text:style-name="P4"><text:span text:style-name="T30">s01:/share/foo</text:span><text:span text:style-name="T30"><text:tab/></text:span><text:span text:style-name="T30"> /s01/foo</text:span><text:span text:style-name="T30"><text:tab/></text:span><text:span text:style-name="T30">nfs <text:s/>defaults</text:span><text:span text:style-name="T30"><text:tab/></text:span><text:span text:style-name="T30"> 0 0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8" draw:text-style-name="P5" draw:layer="layout" svg:width="11.111cm" svg:height="1.012cm" svg:x="2.178cm" svg:y="3.693cm">
          <text:p text:style-name="P4"><text:span text:style-name="T12">Specially formatted entry in </text:span><text:span text:style-name="T31">/etc/fsta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5" draw:text-style-name="P11" draw:layer="layout" svg:width="5.925cm" svg:height="1.691cm" svg:x="3.387cm" svg:y="5.0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16" draw:text-style-name="P30" draw:layer="layout" svg:width="10.33cm" svg:height="2.617cm" svg:x="1.27cm" svg:y="7.16cm">
          <text:p text:style-name="P29"><text:span text:style-name="T32">Instead of a local device like </text:span></text:p>
          <text:p text:style-name="P29"><text:span text:style-name="T32"><text:tab/></text:span><text:span text:style-name="T33">/dev/sda2 </text:span></text:p>
          <text:p text:style-name="P29"><text:span text:style-name="T32">we have, </text:span></text:p>
          <text:p text:style-name="P29"><text:span text:style-name="T33"><text:tab/></text:span><text:span text:style-name="T33">&lt;host&gt;:&lt;share_nam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5" draw:text-style-name="P11" draw:layer="layout" svg:width="1.48cm" svg:height="1.691cm" svg:x="12.57cm" svg:y="5.0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7" draw:text-style-name="P5" draw:layer="layout" svg:width="8.888cm" svg:height="1.433cm" svg:x="12.288cm" svg:y="7.444cm">
          <text:p text:style-name="P4"><text:span text:style-name="T32">Tells the system to mount a share not a local device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8" draw:style-name="gr18" draw:text-style-name="P11" draw:layer="layout" svg:x1="6.35cm" svg:y1="6.773cm" svg:x2="5.715cm" svg:y2="7.444cm">
          <text:p/>
        </draw:line>
        <draw:line draw:name="Line 9" draw:style-name="gr18" draw:text-style-name="P11" draw:layer="layout" svg:x1="13.31cm" svg:y1="6.74cm" svg:x2="13.31cm" svg:y2="7.444cm">
          <text:p/>
        </draw:line>
        <presentation:notes draw:style-name="dp3">
          <draw:page-thumbnail draw:style-name="gr4" draw:layer="layout" svg:width="12.699cm" svg:height="9.524cm" svg:x="3.175cm" svg:y="1.93cm" draw:page-number="11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TextShape 1" draw:style-name="gr1" draw:text-style-name="P5" draw:layer="layout" svg:width="22.858cm" svg:height="3.173cm" svg:x="1.27cm" svg:y="0.763cm">
          <text:p text:style-name="P4"><text:span text:style-name="T23"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5" draw:layer="layout" svg:width="22.858cm" svg:height="3.173cm" svg:x="1.905cm" svg:y="5.292cm">
          <text:p text:style-name="P4"><text:span text:style-name="T34">Let’s walk through some examples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4" draw:layer="layout" svg:width="12.699cm" svg:height="9.524cm" svg:x="3.175cm" svg:y="1.93cm" draw:page-number="12" presentation:class="page"/>
          <draw:frame presentation:style-name="pr8" draw:text-style-name="P2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1" svg:font-family="Calibri"/>
    <style:font-face style:name="Courier New" svg:font-family="'Courier New'"/>
    <style:font-face style:name="DejaVu Sans2" svg:font-family="'DejaVu Sans'"/>
    <style:font-face style:name="Lucida Sans Unicode" svg:font-family="'Lucida Sans Unicode'"/>
    <style:font-face style:name="Times New Roman1" svg:font-family="'Times New Roman'"/>
    <style:font-face style:name="ＭＳ Ｐゴシック1" svg:font-family="'ＭＳ Ｐゴシック'"/>
    <style:font-face style:name="Arial" svg:font-family="Arial" style:font-pitch="variable"/>
    <style:font-face style:name="Calibri" svg:font-family="Calibri" style:font-pitch="variable"/>
    <style:font-face style:name="Courier New1" svg:font-family="'Courier New'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Lucida Sans Unicode1" svg:font-family="'Lucida Sans Unicode'" style:font-pitch="variable"/>
    <style:font-face style:name="Noto Sans CJK SC1" svg:font-family="'Noto Sans CJK SC'" style:font-pitch="variable"/>
    <style:font-face style:name="Times New Roman" svg:font-family="'Times New Roman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valEnd_20_5" draw:display-name="msArrowOvalEnd 5" svg:viewBox="0 0 300 300" svg:d="M150 0l75 21 54 54 21 75-21 75-54 54-75 21-75-21-54-54-21-75 21-75 54-54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.026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" style:family="presentation" style:parent-style-name="Blank_20_Slid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4" style:family="presentation" style:parent-style-name="Blank_20_Slid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2" draw:style-name="Mgr3" draw:text-style-name="MP5" draw:layer="backgroundobjects" svg:width="7.036cm" svg:height="1.982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draw:name="PlaceHolder 1" presentation:style-name="Title_20_Slide-title" draw:layer="backgroundobjects" svg:width="22.858cm" svg:height="3.173cm" svg:x="1.27cm" svg:y="0.763cm" presentation:class="title" presentation:placeholder="true" presentation:user-transformed="true">
        <draw:text-box/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name="Picture 2" draw:style-name="Mgr3" draw:text-style-name="MP5" draw:layer="backgroundobjects" svg:width="7.036cm" svg:height="1.982cm" svg:x="0.099cm" svg:y="16.942cm">
        <draw:image xlink:href="Pictures/100000000000010A0000004B03979B3D5F3B06EE.png" xlink:type="simple" xlink:show="embed" xlink:actuate="onLoad" loext:mime-type="image/png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2.699cm" svg:height="9.524cm" svg:x="3.175cm" svg:y="1.93cm" presentation:class="page"/>
        <draw:frame presentation:style-name="Blank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1601-01-01T00:00:00</meta:creation-date>
    <meta:initial-creator>Minaji, Brian</meta:initial-creator>
    <dc:language>en-CA</dc:language>
    <dc:date>2021-06-13T23:38:24.028613141</dc:date>
    <meta:editing-cycles>280</meta:editing-cycles>
    <dc:title>PowerPoint Presentation</dc:title>
    <meta:editing-duration>P6DT9H3M56S</meta:editing-duration>
    <meta:generator>LibreOffice/6.4.7.2$Linux_X86_64 LibreOffice_project/40$Build-2</meta:generator>
    <meta:document-statistic meta:object-count="10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7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Mohawk" xlink:href=""/>
  </office:meta>
</office:document-meta>
</file>